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13a8"/>
    </style:style>
    <style:style style:name="P2" style:family="paragraph" style:parent-style-name="Standard">
      <style:text-properties officeooo:rsid="0004f4fe" officeooo:paragraph-rsid="0004f4fe"/>
    </style:style>
    <style:style style:name="P3" style:family="paragraph" style:parent-style-name="Standard">
      <style:text-properties fo:font-size="14pt" fo:font-weight="bold" officeooo:rsid="0004f4fe" officeooo:paragraph-rsid="0004f4f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3pt" fo:font-weight="bold" officeooo:rsid="00095c82" officeooo:paragraph-rsid="00095c82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officeooo:rsid="00258c38" officeooo:paragraph-rsid="000313a8"/>
    </style:style>
    <style:style style:name="P6" style:family="paragraph" style:parent-style-name="Standard">
      <style:text-properties officeooo:rsid="00258c38" officeooo:paragraph-rsid="0010e8e8"/>
    </style:style>
    <style:style style:name="P7" style:family="paragraph" style:parent-style-name="Standard" style:list-style-name="L1">
      <style:text-properties officeooo:rsid="00258c38" officeooo:paragraph-rsid="000313a8"/>
    </style:style>
    <style:style style:name="P8" style:family="paragraph" style:parent-style-name="Standard" style:list-style-name="L1">
      <style:text-properties officeooo:rsid="00258c38" officeooo:paragraph-rsid="00121563"/>
    </style:style>
    <style:style style:name="P9" style:family="paragraph" style:parent-style-name="Standard" style:list-style-name="L1">
      <style:text-properties officeooo:rsid="0010e8e8" officeooo:paragraph-rsid="00121563"/>
    </style:style>
    <style:style style:name="P10" style:family="paragraph" style:parent-style-name="Standard" style:list-style-name="L2">
      <style:text-properties officeooo:paragraph-rsid="00121563"/>
    </style:style>
    <style:style style:name="P11" style:family="paragraph" style:parent-style-name="Standard" style:list-style-name="L2">
      <style:text-properties officeooo:rsid="0004f4fe" officeooo:paragraph-rsid="00121563"/>
    </style:style>
    <style:style style:name="P12" style:family="paragraph" style:parent-style-name="Standard" style:list-style-name="L2">
      <style:text-properties officeooo:rsid="0004f4fe" officeooo:paragraph-rsid="000f9926"/>
    </style:style>
    <style:style style:name="P13" style:family="paragraph" style:parent-style-name="Standard" style:list-style-name="L2">
      <style:text-properties officeooo:rsid="0006048d" officeooo:paragraph-rsid="00121563"/>
    </style:style>
    <style:style style:name="P14" style:family="paragraph" style:parent-style-name="Standard" style:list-style-name="L2">
      <style:text-properties officeooo:rsid="0006048d" officeooo:paragraph-rsid="0006048d"/>
    </style:style>
    <style:style style:name="P15" style:family="paragraph" style:parent-style-name="Standard" style:list-style-name="L2">
      <style:text-properties officeooo:rsid="00121563" officeooo:paragraph-rsid="00121563"/>
    </style:style>
    <style:style style:name="P16" style:family="paragraph" style:parent-style-name="Standard" style:list-style-name="L2">
      <style:text-properties officeooo:rsid="0007c058" officeooo:paragraph-rsid="0007c058"/>
    </style:style>
    <style:style style:name="P17" style:family="paragraph" style:parent-style-name="Standard" style:list-style-name="L2">
      <style:text-properties officeooo:rsid="00088a97" officeooo:paragraph-rsid="000f9926"/>
    </style:style>
    <style:style style:name="P18" style:family="paragraph" style:parent-style-name="Standard" style:list-style-name="L2">
      <style:text-properties officeooo:rsid="00088a97" officeooo:paragraph-rsid="0010e8e8"/>
    </style:style>
    <style:style style:name="P19" style:family="paragraph" style:parent-style-name="Standard" style:list-style-name="L2">
      <style:text-properties officeooo:rsid="00088a97" officeooo:paragraph-rsid="00088a97"/>
    </style:style>
    <style:style style:name="P20" style:family="paragraph" style:parent-style-name="Standard" style:list-style-name="L2">
      <style:text-properties officeooo:rsid="00132c8f" officeooo:paragraph-rsid="00132c8f"/>
    </style:style>
    <style:style style:name="P21" style:family="paragraph" style:parent-style-name="Standard" style:list-style-name="L2">
      <style:text-properties officeooo:rsid="0013e5b8" officeooo:paragraph-rsid="0013e5b8"/>
    </style:style>
    <style:style style:name="P22" style:family="paragraph" style:parent-style-name="Standard" style:list-style-name="L3">
      <style:text-properties officeooo:rsid="00095c82" officeooo:paragraph-rsid="00095c82"/>
    </style:style>
    <style:style style:name="P23" style:family="paragraph" style:parent-style-name="Standard" style:list-style-name="L2">
      <style:text-properties officeooo:rsid="00156881" officeooo:paragraph-rsid="00156881"/>
    </style:style>
    <style:style style:name="P24" style:family="paragraph" style:parent-style-name="Standard" style:list-style-name="L2">
      <style:text-properties officeooo:rsid="0015b74b" officeooo:paragraph-rsid="0015b74b"/>
    </style:style>
    <style:style style:name="T1" style:family="text">
      <style:text-properties officeooo:rsid="0004f4fe"/>
    </style:style>
    <style:style style:name="T2" style:family="text">
      <style:text-properties officeooo:rsid="00095c82"/>
    </style:style>
    <style:style style:name="T3" style:family="text">
      <style:text-properties officeooo:rsid="000b5ed5"/>
    </style:style>
    <style:style style:name="T4" style:family="text">
      <style:text-properties officeooo:rsid="000cbdda"/>
    </style:style>
    <style:style style:name="T5" style:family="text">
      <style:text-properties officeooo:rsid="000de711"/>
    </style:style>
    <style:style style:name="T6" style:family="text">
      <style:text-properties officeooo:rsid="000f9926"/>
    </style:style>
    <style:style style:name="T7" style:family="text">
      <style:text-properties style:font-name="Liberation Serif1" officeooo:rsid="000f9926" style:font-name-asian="Liberation Serif1" style:font-name-complex="Liberation Serif1"/>
    </style:style>
    <style:style style:name="T8" style:family="text">
      <style:text-properties style:font-name="Liberation Serif1" officeooo:rsid="00156881" style:font-name-asian="Liberation Serif1" style:font-name-complex="Liberation Serif1"/>
    </style:style>
    <style:style style:name="T9" style:family="text">
      <style:text-properties officeooo:rsid="0010e8e8"/>
    </style:style>
    <style:style style:name="T10" style:family="text">
      <style:text-properties officeooo:rsid="0014402f"/>
    </style:style>
    <style:style style:name="T11" style:family="text">
      <style:text-properties style:font-name="Liberation Serif1" officeooo:rsid="00156881" style:font-name-asian="Liberation Serif1" style:font-name-complex="Liberation Serif1"/>
    </style:style>
    <style:style style:name="T12" style:family="text">
      <style:text-properties style:font-name="Liberation Serif1" officeooo:rsid="0015b74b" style:font-name-asian="Liberation Serif1" style:font-name-complex="Liberation Serif1"/>
    </style:style>
    <style:style style:name="T13" style:family="text">
      <style:text-properties officeooo:rsid="0015b74b"/>
    </style:style>
    <style:style style:name="T14" style:family="text">
      <style:text-properties style:font-name="Liberation Serif" officeooo:rsid="0015b74b" style:font-name-asian="Droid Sans Fallback" style:font-name-complex="Free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√</text:span><text:span text:style-name="T6">.. =&gt; Fixed, hopefully</text:span></text:p>
      <text:p text:style-name="P6">?.. <text:span text:style-name="T9">=&gt; Not sure needs changing</text:span></text:p>
      <text:p text:style-name="P5"/>
      <text:list xml:id="list5811225693430829405" text:style-name="L1">
        <text:list-item>
          <text:p text:style-name="P7">Mouseover <text:span text:style-name="T6">of</text:span> buttons explains use</text:p>
          <text:p text:style-name="P7"/>
        </text:list-item>
        <text:list-item>
          <text:p text:style-name="P7">Increase dropdown box <text:span text:style-name="T6">width</text:span>s (Project??)</text:p>
          <text:p text:style-name="P7"/>
        </text:list-item>
        <text:list-item>
          <text:p text:style-name="P8"><text:span text:style-name="T7">√</text:span><text:span text:style-name="T6">..</text:span>MsgGreet more prominent</text:p>
          <text:list>
            <text:list-item>
              <text:p text:style-name="P9">In the timelog entry, this is the message below the heading and above the hours list</text:p>
            </text:list-item>
            <text:list-item>
              <text:p text:style-name="P9">Put it down one space to separate from the heading</text:p>
            </text:list-item>
            <text:list-item>
              <text:p text:style-name="P9">Change the wording in the timelog entry page</text:p>
            </text:list-item>
            <text:list-item>
              <text:p text:style-name="P9">Changed the color, though it seems a little too faded; is there a better way?</text:p>
            </text:list-item>
          </text:list>
        </text:list-item>
      </text:list>
      <text:p text:style-name="P2"/>
      <text:p text:style-name="P2"/>
      <text:p text:style-name="P3">Timelog</text:p>
      <text:list xml:id="list4280856854600804142" text:style-name="L2">
        <text:list-item>
          <text:p text:style-name="P10"><text:span text:style-name="T7">√</text:span><text:span text:style-name="T6">..</text:span>“<text:span text:style-name="T1">Closed to input prior to …...</text:span></text:p>
          <text:p text:style-name="P11">The message about entry being closed as of</text:p>
          <text:p text:style-name="P10"/>
        </text:list-item>
        <text:list-item>
          <text:p text:style-name="P12"><text:span text:style-name="T7">√</text:span><text:span text:style-name="T3">..</text:span>Don't indent the radio selects</text:p>
          <text:p text:style-name="P12"/>
        </text:list-item>
        <text:list-item>
          <text:p text:style-name="P13">?..Remove “month” date range</text:p>
          <text:p text:style-name="P13">Wait until Wendi asks for it</text:p>
          <text:p text:style-name="P10"/>
        </text:list-item>
        <text:list-item>
          <text:p text:style-name="P14"><text:span text:style-name="T12">√</text:span><text:span text:style-name="T14">..</text:span>Week starts on Mon.</text:p>
          <text:p text:style-name="P15">Wait until Wendi asks for it</text:p>
          <text:p text:style-name="P24">Did it, anyway.</text:p>
          <text:p text:style-name="P15"/>
        </text:list-item>
        <text:list-item>
          <text:p text:style-name="P14">?..Default date???</text:p>
          <text:p text:style-name="P15">This date is chosen to be in the prior period, either week or month. <text:s/>My reasoning was that a user would usually be entering time in arrears, that is, on Monday, say, they wanted to enter hours for last week. <text:s/>Does this make sense? <text:s/>Do we want to change to using To Date = today as the default? <text:s/>Needs more discussion.</text:p>
          <text:p text:style-name="P15"/>
        </text:list-item>
        <text:list-item>
          <text:p text:style-name="P14">?..Use To Date as default</text:p>
          <text:p text:style-name="P14"/>
        </text:list-item>
        <text:list-item>
          <text:p text:style-name="P16">Chrome not downloading timelog but doing reports OK</text:p>
          <text:p text:style-name="P16"/>
        </text:list-item>
        <text:list-item>
          <text:p text:style-name="P17"><text:span text:style-name="T8">√</text:span><text:span text:style-name="T7">..</text:span>Chrome: not picking first element in dropdown</text:p>
          <text:p text:style-name="P15">I believe this problem is fixed – a timing issue. <text:s/>It's never been a problem on my FireFox so I can't really be sure it's fixed. <text:s/><text:span text:style-name="T10">Apparently not fixed. <text:s/>Try putting in a 'title'?</text:span></text:p>
          <text:p text:style-name="P23">After dropdown box created, set selectedIndex to -1 and use onChange in the Select element.</text:p>
          <text:p text:style-name="P15"/>
        </text:list-item>
        <text:list-item>
          <text:p text:style-name="P18"><text:span text:style-name="T7">√.</text:span><text:span text:style-name="T4">.</text:span>“Change the hours” =&gt; “Submit changes”</text:p>
          <text:p text:style-name="P15">And a similar change to the Add Hours button</text:p>
          <text:p text:style-name="P15"/>
        </text:list-item>
        <text:list-item>
          <text:p text:style-name="P17"><text:span text:style-name="T7">√.</text:span><text:span text:style-name="T4">.</text:span>Instruction to click the “Plus” image and make the seq # prominent</text:p>
          <text:p text:style-name="P20">Does this help?</text:p>
          <text:p text:style-name="P20"/>
        </text:list-item>
        <text:list-item>
          <text:p text:style-name="P19"><text:soft-page-break/>?..“Plus” at the bottom, ie. new entry, or reverse order of rows</text:p>
          <text:p text:style-name="P21">This is involved with just what the order of the rows should be so what should it be?</text:p>
          <text:p text:style-name="P21"/>
        </text:list-item>
        <text:list-item>
          <text:p text:style-name="P19">Immediate dropdown instead of clicking</text:p>
          <text:p text:style-name="P19"/>
        </text:list-item>
        <text:list-item>
          <text:p text:style-name="P17"><text:span text:style-name="T7">√.</text:span><text:span text:style-name="T5">.</text:span>“<text:span text:style-name="T2">Download” is optional</text:span></text:p>
          <text:p text:style-name="P21">Some re-formatting and re-wording.</text:p>
        </text:list-item>
      </text:list>
      <text:p text:style-name="P1"/>
      <text:p text:style-name="P1"/>
      <text:p text:style-name="P4">Templates</text:p>
      <text:list xml:id="list5061432660708123625" text:style-name="L3">
        <text:list-item>
          <text:p text:style-name="P22">Where does new invoice get to</text:p>
        </text:list-item>
        <text:list-item>
          <text:p text:style-name="P22">When done, close template but leave new guy open</text:p>
        </text:list-item>
        <text:list-item>
          <text:p text:style-name="P22">Invoice called “timelog”?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14:00:57.994884323</meta:creation-date>
    <dc:date>2014-07-10T13:05:10.595040681</dc:date>
    <meta:editing-duration>PT5H46M30S</meta:editing-duration>
    <meta:editing-cycles>9</meta:editing-cycles>
    <meta:generator>LibreOffice/4.2.4.2$Linux_X86_64 LibreOffice_project/420m0$Build-2</meta:generator>
    <meta:document-statistic meta:table-count="0" meta:image-count="0" meta:object-count="0" meta:page-count="2" meta:paragraph-count="38" meta:word-count="360" meta:character-count="1945" meta:non-whitespace-character-count="1638"/>
  </office:meta>
</office:document-meta>
</file>